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ebed3" officeooo:paragraph-rsid="001ebed3"/>
    </style:style>
    <style:style style:name="P2" style:family="paragraph" style:parent-style-name="Text_20_body">
      <style:text-properties officeooo:paragraph-rsid="001ebed3"/>
    </style:style>
    <style:style style:name="fr1" style:family="graphic" style:parent-style-name="Frame">
      <style:graphic-properties fo:margin-top="0cm" fo:margin-bottom="0cm" style:vertical-pos="from-top" style:horizontal-pos="from-left" style:horizontal-rel="paragraph-content" fo:padding="0cm" fo:border="none"/>
    </style:style>
    <style:style style:name="fr2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fgabe"/>
      </text:sequence-decls>
      <text:h text:style-name="P1" text:outline-level="1">Math datei einbinden:</text:h>
      <text:p text:style-name="P2"><draw:frame draw:style-name="fr1" draw:name="Rahmen1" text:anchor-type="as-char" svg:y="-1.535cm" svg:width="4.771cm" draw:z-index="0"><draw:text-box fo:min-height="2.917cm"><text:p text:style-name="Aufgabe"><draw:frame draw:style-name="fr2" draw:name="Objekt1" text:anchor-type="paragraph" svg:width="4.771cm" svg:height="2.917cm" style:rel-height="scale" draw:z-index="1"><draw:object xlink:href="./Object 1" xlink:type="simple" xlink:show="embed" xlink:actuate="onLoad"/><draw:image xlink:href="./ObjectReplacements/Object 1" xlink:type="simple" xlink:show="embed" xlink:actuate="onLoad"/></draw:frame>Aufgabe <text:sequence text:ref-name="refAufgabe0" text:name="Aufgabe" text:formula="ooow:Aufgabe+1" style:num-format="1">1</text:sequence></text:p></draw:text-box></draw:frame></text:p>
      <text:p text:style-name="P2"><draw:frame draw:style-name="fr1" draw:name="Rahmen2" text:anchor-type="as-char" svg:y="-2.27cm" svg:width="7.892cm" draw:z-index="2"><draw:text-box fo:min-height="4.438cm"><text:p text:style-name="Aufgabe"><draw:frame draw:style-name="fr2" draw:name="Objekt2" text:anchor-type="paragraph" svg:width="7.892cm" svg:height="4.438cm" style:rel-height="scale" draw:z-index="3"><draw:object xlink:href="./Object 2" xlink:type="simple" xlink:show="embed" xlink:actuate="onLoad"/><draw:image xlink:href="./ObjectReplacements/Object 2" xlink:type="simple" xlink:show="embed" xlink:actuate="onLoad"/></draw:frame>Aufgabe <text:sequence text:ref-name="refAufgabe1" text:name="Aufgabe" text:formula="ooow:Aufgabe+1" style:num-format="1">2</text:sequence></text:p></draw:text-box></draw:frame></text:p>
      <text:p text:style-name="P2"><draw:frame draw:style-name="fr1" draw:name="Rahmen3" text:anchor-type="as-char" svg:y="-3.256cm" svg:width="4.725cm" draw:z-index="4"><draw:text-box fo:min-height="6.376cm"><text:p text:style-name="Aufgabe"><draw:frame draw:style-name="fr2" draw:name="Objekt3" text:anchor-type="paragraph" svg:width="4.725cm" svg:height="6.376cm" style:rel-height="scale" draw:z-index="5"><draw:object xlink:href="./Object 3" xlink:type="simple" xlink:show="embed" xlink:actuate="onLoad"/><draw:image xlink:href="./ObjectReplacements/Object 3" xlink:type="simple" xlink:show="embed" xlink:actuate="onLoad"/></draw:frame>Aufgabe <text:sequence text:ref-name="refAufgabe2" text:name="Aufgabe" text:formula="ooow:Aufgabe+1" style:num-format="1">3</text:sequence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ufgabe" style:family="paragraph" style:parent-style-name="Caption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09:49:31.242000000</meta:creation-date>
    <dc:date>2022-05-17T10:36:29.251000000</dc:date>
    <meta:editing-duration>PT11M7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3" meta:page-count="1" meta:paragraph-count="7" meta:word-count="12" meta:character-count="69" meta:non-whitespace-character-count="62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normal">Δ</mi>
            <mrow>
              <mi>s</mi>
              <mo stretchy="false">=</mo>
              <mrow>
                <mfrac>
                  <mrow>
                    <msub>
                      <mi>v</mi>
                      <mn>0</mn>
                    </msub>
                    <mo stretchy="false">+</mo>
                    <mi>v</mi>
                  </mrow>
                  <mn>2</mn>
                </mfrac>
                <mo stretchy="false">⋅</mo>
                <mi mathvariant="normal">Δ</mi>
              </mrow>
            </mrow>
            <mrow>
              <mi>t</mi>
              <mo stretchy="false">=</mo>
              <mfrac>
                <mrow>
                  <msup>
                    <mi>v</mi>
                    <mn>2</mn>
                  </msup>
                  <mo stretchy="false">−</mo>
                  <msup>
                    <msub>
                      <mi>v</mi>
                      <mn>0</mn>
                    </msub>
                    <mn>2</mn>
                  </msup>
                </mrow>
                <mrow>
                  <mn>2</mn>
                  <mi>a</mi>
                </mrow>
              </mfrac>
            </mrow>
          </mrow>
        </mtd>
      </mtr>
      <mtr>
        <mtd>
          <mrow>
            <mrow>
              <mi>v</mi>
              <mo stretchy="false">=</mo>
              <mrow>
                <msub>
                  <mi>v</mi>
                  <mn>0</mn>
                </msub>
                <mo stretchy="false">+</mo>
                <mrow>
                  <mi>a</mi>
                  <mo stretchy="false">⋅</mo>
                  <mi mathvariant="normal">Δ</mi>
                </mrow>
              </mrow>
            </mrow>
            <mrow>
              <mi>t</mi>
              <mo stretchy="false">=</mo>
              <msqrt>
                <mrow>
                  <mrow>
                    <msup>
                      <msub>
                        <mi>v</mi>
                        <mn>0</mn>
                      </msub>
                      <mn>2</mn>
                    </msup>
                    <mo stretchy="false">+</mo>
                    <mn>2</mn>
                  </mrow>
                  <mrow>
                    <mi>a</mi>
                    <mo stretchy="false">⋅</mo>
                    <mi mathvariant="normal">Δ</mi>
                  </mrow>
                  <mi>s</mi>
                </mrow>
              </msqrt>
            </mrow>
          </mrow>
        </mtd>
      </mtr>
      <mtr>
        <mtd>
          <mrow>
            <mi>a</mi>
            <mo stretchy="false">=</mo>
            <mfrac>
              <mrow>
                <mi>v</mi>
                <mo stretchy="false">−</mo>
                <msub>
                  <mi>v</mi>
                  <mn>0</mn>
                </msub>
              </mrow>
              <mrow>
                <mi mathvariant="normal">Δ</mi>
                <mi>t</mi>
              </mrow>
            </mfrac>
            <mo stretchy="false">=</mo>
            <mfrac>
              <mrow>
                <msup>
                  <mi>v</mi>
                  <mn>2</mn>
                </msup>
                <mo stretchy="false">−</mo>
                <msup>
                  <msub>
                    <mi>v</mi>
                    <mn>0</mn>
                  </msub>
                  <mn>2</mn>
                </msup>
              </mrow>
              <mrow>
                <mrow>
                  <mn>2</mn>
                  <mo stretchy="false">⋅</mo>
                  <mi mathvariant="normal">Δ</mi>
                </mrow>
                <mi>s</mi>
              </mrow>
            </mfrac>
          </mrow>
        </mtd>
      </mtr>
    </mtable>
    <annotation encoding="StarMath 5.0">%DELTA s= { v_{0} +v  } over {alignc2}  cdot %DELTA t= { v^{2} - {v _{0}}^{2}   } over {alignc2a}

newline

v= v_{0}+a cdot %DELTA t= sqrt{ {v _{0}}^{2} + 2a cdot %DELTA s  }    

newline

a= { v-v_0 } over { alignc %DELTA t } = { v^2 - {v_0}^2 } over  { alignc 2 cdot %DELTA s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P</mi>
              <mtext>n,k</mtext>
            </msub>
            <mo stretchy="false">=</mo>
            <mfrac>
              <mrow>
                <mrow>
                  <mo fence="true" form="prefix" stretchy="true">(</mo>
                  <mrow>
                    <mtable>
                      <mtr>
                        <mtd>
                          <mi>m</mi>
                        </mtd>
                      </mtr>
                      <mtr>
                        <mtd>
                          <mi>r</mi>
                        </mtd>
                      </mtr>
                    </mtable>
                  </mrow>
                  <mo fence="true" form="postfix" stretchy="true">)</mo>
                </mrow>
                <mo stretchy="false">⋅</mo>
                <mrow>
                  <mo fence="true" form="prefix" stretchy="true">(</mo>
                  <mrow>
                    <mtable>
                      <mtr>
                        <mtd>
                          <mi>n</mi>
                        </mtd>
                      </mtr>
                      <mtr>
                        <mtd>
                          <mrow>
                            <mi>k</mi>
                            <mo stretchy="false">/</mo>
                            <mi>r</mi>
                          </mrow>
                        </mtd>
                      </mtr>
                    </mtable>
                  </mrow>
                  <mo fence="true" form="postfix" stretchy="true">)</mo>
                </mrow>
              </mrow>
              <mrow>
                <mo fence="true" form="prefix" stretchy="true">(</mo>
                <mrow>
                  <mtable>
                    <mtr>
                      <mtd>
                        <mrow>
                          <mi>m</mi>
                          <mo stretchy="false">⋅</mo>
                          <mi>n</mi>
                        </mrow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form="postfix" stretchy="true">)</mo>
              </mrow>
            </mfrac>
          </mrow>
        </mtd>
      </mtr>
      <mtr>
        <mtd>
          <mrow>
            <mrow>
              <msub>
                <mi>P</mi>
                <mtext>n,k</mtext>
              </msub>
              <mo stretchy="false">=</mo>
              <mfrac>
                <mrow>
                  <msup>
                    <mrow>
                      <mo fence="true" form="prefix" stretchy="true">(</mo>
                      <mrow>
                        <mtable>
                          <mtr>
                            <mtd>
                              <mn>2</mn>
                            </mtd>
                          </mtr>
                          <mtr>
                            <mtd>
                              <mn>2</mn>
                            </mtd>
                          </mtr>
                        </mtable>
                      </mrow>
                      <mo fence="true" form="postfix" stretchy="true">)</mo>
                    </mrow>
                    <mn>6</mn>
                  </msup>
                  <mo stretchy="false">⋅</mo>
                  <mrow>
                    <mo fence="true" form="prefix" stretchy="true">(</mo>
                    <mrow>
                      <mtable>
                        <mtr>
                          <mtd>
                            <mn>10</mn>
                          </mtd>
                        </mtr>
                        <mtr>
                          <mtd>
                            <mrow>
                              <mn>6</mn>
                              <mo stretchy="false">/</mo>
                              <mn>2</mn>
                            </mrow>
                          </mtd>
                        </mtr>
                      </mtable>
                    </mrow>
                    <mo fence="true" form="postfix" stretchy="true">)</mo>
                  </mrow>
                </mrow>
                <mrow>
                  <mo fence="true" form="prefix" stretchy="true">(</mo>
                  <mrow>
                    <mtable>
                      <mtr>
                        <mtd>
                          <mrow>
                            <mn>2</mn>
                            <mo stretchy="false">⋅</mo>
                            <mn>10</mn>
                          </mrow>
                        </mtd>
                      </mtr>
                      <mtr>
                        <mtd>
                          <mn>6</mn>
                        </mtd>
                      </mtr>
                    </mtable>
                  </mrow>
                  <mo fence="true" form="postfix" stretchy="true">)</mo>
                </mrow>
              </mfrac>
              <mo stretchy="false">=</mo>
              <mfrac>
                <mrow>
                  <msup>
                    <mn>1</mn>
                    <mn>6</mn>
                  </msup>
                  <mo stretchy="false">⋅</mo>
                  <mn>120</mn>
                </mrow>
                <mn>38760</mn>
              </mfrac>
              <mo stretchy="false">=</mo>
              <mn>0,00310</mn>
              <mo stretchy="false">=</mo>
              <mn>0,31</mn>
            </mrow>
            <mtext>%</mtext>
          </mrow>
        </mtd>
      </mtr>
    </mtable>
    <annotation encoding="StarMath 5.0">P_"n,k"={ left ( binom{m}{r}  right ) cdot left ( binom{alignc n}{ k / r } right )   } over { alignc left ( binom{m cdot n} {alignc k} right ) }

newline

P_"n,k"={ left ( binom{2}{2} right )^6 cdot left ( binom {alignc 10}{6/2} right ) } over {alignc left ( binom{2 cdot 10}{alignc 6} right )}= { 1^6 cdot 120 } over { alignc 38760 } = 0,00310 = 0,31%</annotation>
  </semantics>
</math>
</file>

<file path=Object 3/content.xml><?xml version="1.0" encoding="utf-8"?>
<math xmlns="http://www.w3.org/1998/Math/MathML" display="block">
  <semantics>
    <mtable>
      <mtr>
        <mtd>
          <mrow/>
        </mtd>
      </mtr>
      <mtr>
        <mtd>
          <mrow>
            <mtext>Spannung:   </mtext>
            <mrow>
              <mi>U</mi>
              <mo stretchy="false">=</mo>
              <mrow>
                <mi>I</mi>
                <mo stretchy="false">⋅</mo>
                <mi>R</mi>
              </mrow>
            </mrow>
          </mrow>
        </mtd>
      </mtr>
      <mtr>
        <mtd>
          <mrow>
            <mtext>                   </mtext>
            <mrow>
              <mrow>
                <mo fence="true" form="prefix" stretchy="false">[</mo>
                <mrow>
                  <mi>U</mi>
                </mrow>
                <mo fence="true" form="postfix" stretchy="false">]</mo>
              </mrow>
              <mo stretchy="false">=</mo>
              <mrow>
                <mi mathvariant="normal">Α</mi>
                <mo stretchy="false">⋅</mo>
                <mi mathvariant="normal">Ω</mi>
              </mrow>
              <mo stretchy="false">=</mo>
              <mi>V</mi>
            </mrow>
          </mrow>
        </mtd>
      </mtr>
      <mtr>
        <mtd>
          <mrow>
            <mtext>Widerstand: </mtext>
            <mrow>
              <mi>R</mi>
              <mo stretchy="false">=</mo>
              <mfrac>
                <mi>U</mi>
                <mi>I</mi>
              </mfrac>
            </mrow>
          </mrow>
        </mtd>
      </mtr>
      <mtr>
        <mtd>
          <mrow>
            <mtext>                   </mtext>
            <mrow>
              <mrow>
                <mo fence="true" form="prefix" stretchy="false">[</mo>
                <mrow>
                  <mi>R</mi>
                </mrow>
                <mo fence="true" form="postfix" stretchy="false">]</mo>
              </mrow>
              <mo stretchy="false">=</mo>
              <mfrac>
                <mi>V</mi>
                <mi>A</mi>
              </mfrac>
              <mo stretchy="false">=</mo>
              <mi mathvariant="normal">Ω</mi>
            </mrow>
          </mrow>
        </mtd>
      </mtr>
      <mtr>
        <mtd>
          <mrow>
            <mtext>Strom:          </mtext>
            <mrow>
              <mi>I</mi>
              <mo stretchy="false">=</mo>
              <mfrac>
                <mi>U</mi>
                <mi>R</mi>
              </mfrac>
            </mrow>
          </mrow>
        </mtd>
      </mtr>
      <mtr>
        <mtd>
          <mrow>
            <mtext>                   </mtext>
            <mrow>
              <mrow>
                <mo fence="true" form="prefix" stretchy="false">[</mo>
                <mrow>
                  <mi>I</mi>
                </mrow>
                <mo fence="true" form="postfix" stretchy="false">]</mo>
              </mrow>
              <mo stretchy="false">=</mo>
              <mfrac>
                <mi>V</mi>
                <mi mathvariant="normal">Ω</mi>
              </mfrac>
              <mo stretchy="false">=</mo>
              <mi>A</mi>
            </mrow>
          </mrow>
        </mtd>
      </mtr>
      <mtr>
        <mtd>
          <mrow>
            <mtext>Leistung:     </mtext>
            <mrow>
              <mi>P</mi>
              <mo stretchy="false">=</mo>
              <mrow>
                <mi>U</mi>
                <mo stretchy="false">⋅</mo>
                <mi>I</mi>
              </mrow>
            </mrow>
          </mrow>
        </mtd>
      </mtr>
      <mtr>
        <mtd>
          <mrow>
            <mtext>                   </mtext>
            <mrow>
              <mrow>
                <mo fence="true" form="prefix" stretchy="false">[</mo>
                <mrow>
                  <mi>P</mi>
                </mrow>
                <mo fence="true" form="postfix" stretchy="false">]</mo>
              </mrow>
              <mo stretchy="false">=</mo>
              <mrow>
                <mi>V</mi>
                <mo stretchy="false">⋅</mo>
                <mi>A</mi>
              </mrow>
              <mo stretchy="false">=</mo>
              <mi>W</mi>
            </mrow>
          </mrow>
        </mtd>
      </mtr>
    </mtable>
    <annotation encoding="StarMath 5.0">newline
"Spannung:   " U = I cdot R
newline
"                   "[ U ] = %ALPHA cdot %OMEGA = V
newline
"Widerstand: " R = U over I
newline
"                   "[ R ] = V over A = %OMEGA
newline
"Strom:          " I = U over R
newline
"                   "[ I ] = V over %OMEGA = A
newline
"Leistung:     " P = U cdot I
newline
"                   "[ P ] = V cdot A = W</annotation>
  </semantics>
</math>
</file>